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en</text:p>
          </table:table-cell>
          <table:table-cell office:value-type="string">
            <text:p>ja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game_name</text:p>
          </table:table-cell>
          <table:table-cell table:style-name="ce1" office:value-type="string">
            <text:p>Heart Attack</text:p>
          </table:table-cell>
          <table:table-cell office:value-type="string">
            <text:p>ハート・アタック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ain_menu.play</text:p>
          </table:table-cell>
          <table:table-cell table:style-name="ce1" office:value-type="string">
            <text:p>Play</text:p>
          </table:table-cell>
          <table:table-cell office:value-type="string">
            <text:p>遊び</text:p>
          </table:table-cell>
          <table:table-cell table:number-columns-repeated="1021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1">01/05/2019</text:date>, <text:time>11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5-01T11:42:03</dc:date>
    <dc:creator>Alexander Meuer</dc:creator>
    <meta:editing-duration>PT48S</meta:editing-duration>
    <meta:editing-cycles>1</meta:editing-cycles>
    <meta:document-statistic meta:table-count="1" meta:cell-count="9" meta:object-count="0"/>
  </office:meta>
</office:document-meta>
</file>